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e27f2" officeooo:paragraph-rsid="000e27f2"/>
    </style:style>
    <style:style style:name="P2" style:family="paragraph" style:parent-style-name="Preformatted_20_Text">
      <style:text-properties officeooo:paragraph-rsid="000e2df4"/>
    </style:style>
    <style:style style:name="P3" style:family="paragraph" style:parent-style-name="Text_20_body">
      <style:text-properties officeooo:paragraph-rsid="000e2df4"/>
    </style:style>
    <style:style style:name="P4" style:family="paragraph" style:parent-style-name="Standard">
      <style:text-properties officeooo:rsid="00204422" officeooo:paragraph-rsid="000ee9a6"/>
    </style:style>
    <style:style style:name="P5" style:family="paragraph" style:parent-style-name="Text_20_body">
      <style:text-properties officeooo:rsid="00102f3c" officeooo:paragraph-rsid="00102f3c"/>
    </style:style>
    <style:style style:name="P6" style:family="paragraph" style:parent-style-name="Text_20_body">
      <style:text-properties officeooo:rsid="001098b0" officeooo:paragraph-rsid="001098b0"/>
    </style:style>
    <style:style style:name="T1" style:family="text">
      <style:text-properties officeooo:rsid="000e27f2"/>
    </style:style>
    <style:style style:name="T2" style:family="text">
      <style:text-properties officeooo:rsid="000e2d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INSTALL SOFTWARE </text:p>
      <text:p text:style-name="P1"/>
      <text:p text:style-name="Preformatted_20_Text"><text:span text:style-name="Source_20_Text"><text:span text:style-name="T1">$ </text:span></text:span><text:span text:style-name="Source_20_Text">tar -xzf archive-name.tar.gz</text:span></text:p>
      <text:p text:style-name="Preformatted_20_Text"><text:span text:style-name="Source_20_Text"><text:span text:style-name="T1">$ </text:span></text:span><text:span text:style-name="Source_20_Text">cd archive-name</text:span></text:p>
      <text:p text:style-name="Preformatted_20_Text"><text:span text:style-name="Source_20_Text"><text:span text:style-name="T1">$</text:span></text:span><text:span text:style-name="Source_20_Text">./configure make sudo make install</text:span></text:p>
      <text:p text:style-name="Preformatted_20_Text"/>
      <text:p text:style-name="Preformatted_20_Text"/>
      <text:p text:style-name="P2"><text:span text:style-name="Source_20_Text"><text:span text:style-name="T2">HOW TO GET DONE WORK ON GIT HUB</text:span></text:span></text:p>
      <text:p text:style-name="P3"/>
      <text:p text:style-name="P3"/>
      <text:p text:style-name="P3">$git // it will show all possible command</text:p>
      <text:p text:style-name="Text_20_body">$ Git clone (url path)<text:line-break/>Cd to that repository folder<text:line-break/>1.<text:line-break/>$ Git status<text:line-break/>2.<text:line-break/>$ Git add (file Name)<text:line-break/>Or<text:line-break/>$ Git add -A<text:line-break/>Or<text:line-break/>$Git add .<text:line-break/>//both will put all data<text:line-break/>3.<text:line-break/>//which show in status or escape :wq<text:line-break/>$ Git Commit -m "(message for show)"<text:line-break/>4.<text:line-break/>$ Git Push // for upload on repository</text:p>
      <text:p text:style-name="Text_20_body">2nd Person System<text:line-break/>Go in Same Repository folder<text:line-break/>$ Git Pull</text:p>
      <text:p text:style-name="Text_20_body"/>
      <text:p text:style-name="P6">what is good or not </text:p>
      <text:p text:style-name="P5">“sshkey”</text:p>
      <text:p text:style-name="P4">#ssh-keygen -t rsa</text:p>
      <text:p text:style-name="P4"/>
      <text:p text:style-name="P2"><text:span text:style-name="Source_20_Text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4:12:49.968406426</meta:creation-date>
    <dc:date>2015-12-20T16:44:10.162198711</dc:date>
    <meta:editing-duration>PT33M15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10" meta:character-count="547" meta:non-whitespace-character-count="446"/>
  </office:meta>
</office:document-meta>
</file>